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e516" officeooo:paragraph-rsid="000ee516"/>
    </style:style>
    <style:style style:name="P2" style:family="paragraph" style:parent-style-name="Standard">
      <style:text-properties fo:font-size="15pt" officeooo:rsid="000ee516" officeooo:paragraph-rsid="000ee516" style:font-size-asian="15pt" style:font-size-complex="15pt"/>
    </style:style>
    <style:style style:name="P3" style:family="paragraph" style:parent-style-name="Standard">
      <style:text-properties officeooo:rsid="000ee516" officeooo:paragraph-rsid="000ee516"/>
    </style:style>
    <style:style style:name="P4" style:family="paragraph" style:parent-style-name="Standard">
      <style:text-properties officeooo:paragraph-rsid="000ee516"/>
    </style:style>
    <style:style style:name="T1" style:family="text">
      <style:text-properties officeooo:rsid="000f799e"/>
    </style:style>
    <style:style style:name="T2" style:family="text">
      <style:text-properties style:font-name="Verdana" fo:font-size="10pt"/>
    </style:style>
    <style:style style:name="T3" style:family="text">
      <style:text-properties style:font-name="Verdana" fo:font-size="10pt" fo:font-weight="bold"/>
    </style:style>
    <style:style style:name="T4" style:family="text">
      <style:text-properties style:font-name="Verdana" fo:font-size="10pt" fo:font-weight="normal" style:font-weight-asian="normal" style:font-weight-complex="normal"/>
    </style:style>
    <style:style style:name="T5" style:family="text">
      <style:text-properties officeooo:rsid="000ee5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Zoomalia.com:</text:p>
      <text:p text:style-name="P1"><text:tab/>points forts: systeme de tchat permettant aux utilisateurs non abonnées de poser des question et d'echanger </text:p>
      <text:p text:style-name="P1"><text:tab/>point failble: site trop chargé niveau visuel,ne propose pas d'animaux a vendre</text:p>
      <text:p text:style-name="P1"/>
      <text:p text:style-name="P2">Lafermedesanimaux.com:</text:p>
      <text:p text:style-name="P1"/>
      <text:p text:style-name="P1"><text:tab/>-points forts:site bien presenter</text:p>
      <text:p text:style-name="P4"><text:span text:style-name="T5"><text:tab/>-</text:span><text:span text:style-name="T2">Des </text:span><text:span text:style-name="T4">liens pertinents et fonctionnels</text:span><text:span text:style-name="T3"> </text:span><text:span text:style-name="T2">sont établis avec d'autres sites traitant de sujets analogues ou complémentaires</text:span> </text:p>
      <text:p text:style-name="P1"/>
      <text:p text:style-name="P1"/>
      <text:p text:style-name="P1"><text:tab/>points faibles:</text:p>
      <text:p text:style-name="P1"><text:tab/>-l'image ne s'adapte pas a la reduction de la page</text:p>
      <text:p text:style-name="P1"><text:tab/>-le formulare de creation de compte <text:span text:style-name="T1">pas ordonné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18S</meta:editing-duration>
    <meta:editing-cycles>5</meta:editing-cycles>
    <meta:generator>LibreOffice/4.4.0.3$Windows_x86 LibreOffice_project/de093506bcdc5fafd9023ee680b8c60e3e0645d7</meta:generator>
    <dc:date>2015-04-24T11:00:55.776000000</dc:date>
    <meta:document-statistic meta:table-count="0" meta:image-count="0" meta:object-count="0" meta:page-count="1" meta:paragraph-count="9" meta:word-count="70" meta:character-count="494" meta:non-whitespace-character-count="424"/>
    <meta:user-defined meta:name="Info 1"/>
    <meta:user-defined meta:name="Info 2"/>
    <meta:user-defined meta:name="Info 3"/>
    <meta:user-defined meta:name="Info 4"/>
  </office:meta>
</office:document-meta>
</file>